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5A03E8483DC433749A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78cm, 3.922cm, 3.899cm, 1.59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604cm" svg:height="17.461cm" svg:x="2.587cm" svg:y="6.715cm">
          <draw:image xlink:href="Pictures/1000000000000438000005A03E8483DC433749A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22T14:17:47.995850458</dc:date>
    <meta:editing-duration>PT42S</meta:editing-duration>
    <meta:editing-cycles>1</meta:editing-cycles>
    <meta:document-statistic meta:object-count="1"/>
    <meta:generator>LibreOffice/7.3.6.2$Linux_X86_64 LibreOffice_project/30$Build-2</meta:generator>
  </office:meta>
</office:document-meta>
</file>